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4.039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10.257cm"/>
    </style:style>
    <style:style style:name="co9" style:family="table-column">
      <style:table-column-properties fo:break-before="auto" style:column-width="9.1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281cm" fo:break-before="auto" style:use-optimal-row-height="false"/>
    </style:style>
    <style:style style:name="ro9" style:family="table-row">
      <style:table-row-properties style:row-height="2.778cm" fo:break-before="auto" style:use-optimal-row-height="false"/>
    </style:style>
    <style:style style:name="ro10" style:family="table-row">
      <style:table-row-properties style:row-height="1.404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1.286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169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27cm" fo:break-before="auto" style:use-optimal-row-height="false"/>
    </style:style>
    <style:style style:name="ro19" style:family="table-row">
      <style:table-row-properties style:row-height="1.725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515cm" fo:break-before="auto" style:use-optimal-row-height="false"/>
    </style:style>
    <style:style style:name="ro22" style:family="table-row">
      <style:table-row-properties style:row-height="2.046cm" fo:break-before="auto" style:use-optimal-row-height="false"/>
    </style:style>
    <style:style style:name="ro23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11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907cm" fo:break-before="auto" style:use-optimal-row-height="false"/>
    </style:style>
    <style:style style:name="ro28" style:family="table-row">
      <style:table-row-properties style:row-height="1.432cm" fo:break-before="auto" style:use-optimal-row-height="false"/>
    </style:style>
    <style:style style:name="ro29" style:family="table-row">
      <style:table-row-properties style:row-height="1.462cm" fo:break-before="auto" style:use-optimal-row-height="false"/>
    </style:style>
    <style:style style:name="ro30" style:family="table-row">
      <style:table-row-properties style:row-height="2.457cm" fo:break-before="auto" style:use-optimal-row-height="false"/>
    </style:style>
    <style:style style:name="ro31" style:family="table-row">
      <style:table-row-properties style:row-height="1.258cm" fo:break-before="auto" style:use-optimal-row-height="false"/>
    </style:style>
    <style:style style:name="ro32" style:family="table-row">
      <style:table-row-properties style:row-height="2.983cm" fo:break-before="auto" style:use-optimal-row-height="false"/>
    </style:style>
    <style:style style:name="ro33" style:family="table-row">
      <style:table-row-properties style:row-height="2.866cm" fo:break-before="auto" style:use-optimal-row-height="false"/>
    </style:style>
    <style:style style:name="ro34" style:family="table-row">
      <style:table-row-properties style:row-height="3.831cm" fo:break-before="auto" style:use-optimal-row-height="false"/>
    </style:style>
    <style:style style:name="ro35" style:family="table-row">
      <style:table-row-properties style:row-height="2.397cm" fo:break-before="auto" style:use-optimal-row-height="false"/>
    </style:style>
    <style:style style:name="ro36" style:family="table-row">
      <style:table-row-properties style:row-height="1.52cm" fo:break-before="auto" style:use-optimal-row-height="false"/>
    </style:style>
    <style:style style:name="ro37" style:family="table-row">
      <style:table-row-properties style:row-height="1.667cm" fo:break-before="auto" style:use-optimal-row-height="false"/>
    </style:style>
    <style:style style:name="ro38" style:family="table-row">
      <style:table-row-properties style:row-height="1.139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081cm" fo:break-before="auto" style:use-optimal-row-height="false"/>
    </style:style>
    <style:style style:name="ro41" style:family="table-row">
      <style:table-row-properties style:row-height="0.487cm" fo:break-before="auto" style:use-optimal-row-height="true"/>
    </style:style>
    <style:style style:name="ro4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36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4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 style:data-style-name="N44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6600" style:text-align-source="fix" style:repeat-content="false" fo:wrap-option="wrap" fo:border="none" style:rotation-align="non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8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" style:font-size-asian="11pt" style:font-name-complex="Arial" style:font-size-complex="11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014" table:default-cell-style-name="ce8"/>
        <table:table-column table:style-name="co10" table:default-cell-style-name="ce13"/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string" calcext:value-type="string">
            <text:p>Day of Week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Hours Logged</text:p>
          </table:table-cell>
          <table:table-cell table:style-name="ce20" office:value-type="string" calcext:value-type="string">
            <text:p>Endings</text:p>
          </table:table-cell>
          <table:table-cell table:style-name="ce25" office:value-type="string" calcext:value-type="string">
            <text:p>Graves</text:p>
          </table:table-cell>
          <table:table-cell table:style-name="ce25" office:value-type="string" calcext:value-type="string">
            <text:p>Mariage</text:p>
          </table:table-cell>
          <table:table-cell table:style-name="ce25" office:value-type="string" calcext:value-type="string">
            <text:p>MoEML</text:p>
          </table:table-cell>
          <table:table-cell table:style-name="ce25" office:value-type="string" calcext:value-type="string">
            <text:p>Moses</text:p>
          </table:table-cell>
          <table:table-cell table:style-name="ce25" table:number-columns-repeated="1012"/>
          <table:table-cell table:style-name="ce33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10:00-11: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table:style-name="ce10"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15-16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9:00-13:20 &amp; 13:50-16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30-15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20:15-21: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8:30-14:00 &amp; 14:30-16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15-16:30</text:p>
          </table:table-cell>
          <table:table-cell table:style-name="ce10" office:value-type="float" office:value="7.25" calcext:value-type="float">
            <text:p>7.25</text:p>
          </table:table-cell>
          <table:table-cell table:number-columns-repeated="3"/>
          <table:table-cell table:style-name="ce26"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45-16:30</text:p>
          </table:table-cell>
          <table:table-cell table:style-name="ce10" office:value-type="float" office:value="7.75" calcext:value-type="float">
            <text:p>7.75</text:p>
          </table:table-cell>
          <table:table-cell table:number-columns-repeated="3"/>
          <table:table-cell table:style-name="ce26"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9:25-11:25; 12:15-13:15, 15:45-19:00</text:p>
          </table:table-cell>
          <table:table-cell table:style-name="ce10"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table:style-name="ce26"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11" office:value-type="string" calcext:value-type="string">
            <text:p>Sun</text:p>
          </table:table-cell>
          <table:table-cell table:style-name="ce11" office:value-type="string" calcext:value-type="string">
            <text:p>09:00-15:45</text:p>
          </table:table-cell>
          <table:table-cell table:style-name="ce11" office:value-type="float" office:value="6.75" calcext:value-type="float">
            <text:p>6.75</text:p>
          </table:table-cell>
          <table:table-cell table:style-name="ce22" table:number-columns-repeated="3"/>
          <table:table-cell table:style-name="ce28" office:value-type="string" calcext:value-type="string">
            <text:p>Finished merging JB's unversioned copy of stow_1598.xml with the copy on SVN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6:15-9:30, 10:30-11:00, 13:00-16:30, &amp; 22:00-22:1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7:15-9:15, 12:00-15:30, 16:30-17:00, 21:00-22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00-9:00, 13:00-16:15-19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6:30-9:15, 10:30-12:30, 15:30-16:00, &amp; 16:30-18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7:15-9:30, 10:50-11:20, 12:00-16:00, 18:00-18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table:style-name="ce10" office:value-type="string" calcext:value-type="string">
            <text:p>Mon</text:p>
          </table:table-cell>
          <table:table-cell table:style-name="ce10"/>
          <table:table-cell table:style-name="ce10" office:value-type="string" calcext:value-type="string">
            <text:p>STAT</text:p>
          </table:table-cell>
          <table:table-cell table:number-columns-repeated="3"/>
          <table:table-cell table:style-name="ce26"/>
          <table:table-cell table:number-columns-repeated="1016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8:30-16:0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6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30-14:00 &amp; 14:30-16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table:style-name="ce10" office:value-type="string" calcext:value-type="string">
            <text:p>8:30-15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style-name="ce10"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table:style-name="ce10" office:value-type="float" office:value="7.5" calcext:value-type="float">
            <text:p>7.5</text:p>
          </table:table-cell>
          <table:table-cell table:style-name="ce23" office:value-type="string" calcext:value-type="string">
            <text:p>Met with JT and JJ re: new FAST code from Endings for timesheets.</text:p>
          </table:table-cell>
          <table:table-cell table:number-columns-repeated="2"/>
          <table:table-cell table:style-name="ce26"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11" office:value-type="string" calcext:value-type="string">
            <text:p>Tues</text:p>
          </table:table-cell>
          <table:table-cell table:style-name="ce11" office:value-type="string" calcext:value-type="string">
            <text:p>9:00-10:30 &amp; 11:00-17:00</text:p>
          </table:table-cell>
          <table:table-cell table:style-name="ce11" office:value-type="float" office:value="7.5" calcext:value-type="float">
            <text:p>7.5</text:p>
          </table:table-cell>
          <table:table-cell table:style-name="ce22" table:number-columns-repeated="3"/>
          <table:table-cell table:style-name="ce28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30-11:00 &amp;11:30-16:3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Met with MDH re: introduction to Graves Diary project</text:p>
          </table:table-cell>
          <table:table-cell/>
          <table:table-cell table:style-name="ce26"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10:30-17:00</text:p>
          </table:table-cell>
          <table:table-cell table:style-name="ce10" office:value-type="float" office:value="6.5" calcext:value-type="float">
            <text:p>6.5</text:p>
          </table:table-cell>
          <table:table-cell/>
          <table:table-cell table:style-name="ce23" office:value-type="string" calcext:value-type="string">
            <text:p>Researched Robert Graves for Graves diary project.</text:p>
          </table:table-cell>
          <table:table-cell/>
          <table:table-cell table:style-name="ce26"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table:style-name="ce10"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table:style-name="ce26"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8:30-10:30 &amp; 13:30-17:00</text:p>
          </table:table-cell>
          <table:table-cell table:style-name="ce10" office:value-type="float" office:value="5.5" calcext:value-type="float">
            <text:p>5.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9:30-12:30 &amp; 13:30-18:15</text:p>
          </table:table-cell>
          <table:table-cell table:style-name="ce10" office:value-type="float" office:value="7.75" calcext:value-type="float">
            <text:p>7.7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8:45-13:00 &amp; 14:00-17:45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9:15-13:00 &amp; 14:00-17:15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9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8:40-9:55</text:p>
          </table:table-cell>
          <table:table-cell table:style-name="ce10" office:value-type="float" office:value="1.25" calcext:value-type="float">
            <text:p>1.2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/>
          <table:table-cell table:number-columns-repeated="1016"/>
        </table:table-row>
        <table:table-row table:style-name="ro25">
          <table:table-cell table:style-name="ce2" office:value-type="date" office:date-value="2016-06-13T16:52:49.347512" calcext:value-type="date">
            <text:p>2016-06-13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9:00-13:00, 13:30-17:00, 19:45-20:15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.328135" calcext:value-type="date">
            <text:p>2016-06-14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45-12:00 &amp; 13:00-17:15</text:p>
          </table:table-cell>
          <table:table-cell table:style-name="ce10"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9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.961125" calcext:value-type="date">
            <text:p>2016-06-15</text:p>
          </table:table-cell>
          <table:table-cell table:style-name="ce12" office:value-type="string" calcext:value-type="string">
            <text:p>Wed</text:p>
          </table:table-cell>
          <table:table-cell table:style-name="ce12" office:value-type="string" calcext:value-type="string">
            <text:p>9:30-17:00 &amp; 17:45-18:15</text:p>
          </table:table-cell>
          <table:table-cell table:style-name="ce12" office:value-type="float" office:value="8" calcext:value-type="float">
            <text:p>8</text:p>
          </table:table-cell>
          <table:table-cell table:style-name="ce22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27" office:value-type="string" calcext:value-type="string">
            <text:p>Finished working on refs in Graves with an incorrect @type value; emailed EGW about progress in Graves.</text:p>
          </table:table-cell>
          <table:table-cell table:style-name="ce22"/>
          <table:table-cell table:style-name="ce22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21">
          <table:table-cell table:style-name="ce5" office:value-type="date" office:date-value="2016-06-16T13:37:29.774394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.92711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table:style-name="ce10" office:value-type="string" calcext:value-type="string">
            <text:p>Sat</text:p>
          </table:table-cell>
          <table:table-cell table:style-name="ce15" office:value-type="string" calcext:value-type="string">
            <text:p>11:30-12:00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3"/>
          <table:table-cell table:style-name="ce26"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31"/>
          <table:table-cell table:style-name="ce13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13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32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28">
          <table:table-cell table:style-name="ce2" office:value-type="date" office:date-value="2016-07-25" calcext:value-type="date">
            <text:p>2016-07-2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12:45 &amp; 12:55-13:5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Began fact check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3" office:value-type="string" calcext:value-type="string">
            <text:p>Mon</text:p>
          </table:table-cell>
          <table:table-cell office:value-type="string" calcext:value-type="string">
            <text:p>10:10-10:55, 15:30-19:00, 21:15-23:30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6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9">
          <table:table-cell table:style-name="ce5" office:value-type="date" office:date-value="2016-06-29T16:41:56.814086" calcext:value-type="date">
            <text:p>2016-06-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 Endings work log from my own records.</text:p>
          </table:table-cell>
          <table:table-cell table:number-columns-repeated="2"/>
          <table:table-cell office:value-type="string" calcext:value-type="string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number-columns-repeated="1016"/>
        </table:table-row>
        <table:table-row table:style-name="ro29">
          <table:table-cell table:style-name="ce4" office:value-type="date" office:date-value="2016-06-30" calcext:value-type="date">
            <text:p>2016-06-30</text:p>
          </table:table-cell>
          <table:table-cell table:style-name="ce12" office:value-type="string" calcext:value-type="string">
            <text:p>Thurs</text:p>
          </table:table-cell>
          <table:table-cell table:style-name="ce12" office:value-type="string" calcext:value-type="string">
            <text:p>9:15-10:15, 10:45-12:00, 12:15-16:30, 17:20-18:20, 23:30-0:00</text:p>
          </table:table-cell>
          <table:table-cell table:style-name="ce12" office:value-type="float" office:value="8" calcext:value-type="float">
            <text:p>8</text:p>
          </table:table-cell>
          <table:table-cell table:style-name="ce22"/>
          <table:table-cell table:style-name="ce22" table:formula="of:=SUM([.D26:.D49])/25" office:value-type="float" office:value="6.56" calcext:value-type="float">
            <text:p>6.56</text:p>
          </table:table-cell>
          <table:table-cell table:style-name="ce22"/>
          <table:table-cell table:style-name="ce22" office:value-type="string" calcext:value-type="string">
            <text:p>Continued writing documentation for researching people in encode_persons.xml; continued fact-check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date" office:date-value="2016-07-01" calcext:value-type="date">
            <text:p>2016-07-0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30">
          <table:table-cell table:style-name="ce5" office:value-type="date" office:date-value="2016-07-04T17:01:44.071067" calcext:value-type="date">
            <text:p>2016-07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1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number-columns-repeated="1016"/>
        </table:table-row>
        <table:table-row table:style-name="ro30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1:00 &amp; 11:3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6" calcext:value-type="date">
            <text:p>2016-07-06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encoding BEAR1.xml; continued preparing images (including descriptions) in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7" calcext:value-type="date">
            <text:p>2016-07-07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6:00-20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11" calcext:value-type="date">
            <text:p>2016-07-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10:00-11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31">
          <table:table-cell table:style-name="ce4" office:value-type="date" office:date-value="2016-07-14" calcext:value-type="date">
            <text:p>2016-07-14</text:p>
          </table:table-cell>
          <table:table-cell table:style-name="ce4" office:value-type="string" calcext:value-type="string">
            <text:p>Thurs</text:p>
          </table:table-cell>
          <table:table-cell table:style-name="ce12" office:value-type="string" calcext:value-type="string">
            <text:p>12:00-16:00</text:p>
          </table:table-cell>
          <table:table-cell table:style-name="ce1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string" calcext:value-type="string">
            <text:p>Continued writing and encoding documentation in encode_persons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31">
          <table:table-cell table:style-name="ce7" office:value-type="date" office:date-value="2016-07-21" calcext:value-type="date">
            <text:p>2016-07-21</text:p>
          </table:table-cell>
          <table:table-cell table:style-name="ce14" office:value-type="string" calcext:value-type="string">
            <text:p>Thurs</text:p>
          </table:table-cell>
          <table:table-cell table:style-name="ce16" office:value-type="string" calcext:value-type="string">
            <text:p>8:00-10:45 &amp; 14:50-19:35</text:p>
          </table:table-cell>
          <table:table-cell table:style-name="ce16" office:value-type="float" office:value="7.5" calcext:value-type="float">
            <text:p>7.5</text:p>
          </table:table-cell>
          <table:table-cell table:style-name="ce24" table:number-columns-repeated="3"/>
          <table:table-cell table:style-name="ce30" office:value-type="string" calcext:value-type="string">
            <text:p>Continued vetting and copy-editing MAPS1.xml (again).</text:p>
          </table:table-cell>
          <table:table-cell table:style-name="ce24"/>
          <table:table-cell table:style-name="ce16" table:number-columns-repeated="1014"/>
          <table:table-cell table:style-name="ce35"/>
        </table:table-row>
        <table:table-row table:style-name="ro32">
          <table:table-cell table:style-name="ce5" office:value-type="date" office:date-value="2016-07-22" calcext:value-type="date">
            <text:p>2016-07-2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2:00 &amp; 12:3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number-columns-repeated="1016"/>
        </table:table-row>
        <table:table-row table:style-name="ro33">
          <table:table-cell table:style-name="ce5" office:value-type="date" office:date-value="2016-07-25T16:17:28.889704" calcext:value-type="date">
            <text:p>2016-07-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number-columns-repeated="1016"/>
        </table:table-row>
        <table:table-row table:style-name="ro34">
          <table:table-cell table:style-name="ce5" office:value-type="date" office:date-value="2016-07-26T14:26:49.923414" calcext:value-type="date">
            <text:p>2016-07-2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4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number-columns-repeated="1016"/>
        </table:table-row>
        <table:table-row table:style-name="ro35">
          <table:table-cell table:style-name="ce5" office:value-type="date" office:date-value="2016-07-27T16:55:16.077049" calcext:value-type="date">
            <text:p>2016-07-27</text:p>
          </table:table-cell>
          <table:table-cell office:value-type="string" calcext:value-type="string">
            <text:p>Wed</text:p>
          </table:table-cell>
          <table:table-cell table:style-name="ce5"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t with JJ re: vision for team page; helped JJ write FB post re: 10,000<text:span text:style-name="T1">th</text:span> revision; added Shannon Kelley as first author in BEAR1,xml; updated worklog and submitted timesheet; continued proofing MAPS1.xml; helped JJ clean out the MoEML office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8" calcext:value-type="date">
            <text:p>2016-07-28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0:30 &amp; 11:00-14:00 &amp; 14:30-17:1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Met with JT re: RG vs. RG1 in references.xml</text:p>
          </table:table-cell>
          <table:table-cell/>
          <table:table-cell office:value-type="string" calcext:value-type="string">
            <text:p>Continued vetting and copy-editing MAPS1.xml; met with MDH re: issue with &lt;supplied&gt; tags with &lt;notes&gt; in &lt;date&gt;s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9T16:43:36.441147" calcext:value-type="date">
            <text:p>2016-07-29</text:p>
          </table:table-cell>
          <table:table-cell office:value-type="string" calcext:value-type="string">
            <text:p>Fri</text:p>
          </table:table-cell>
          <table:table-cell table:style-name="ce17" office:value-type="string" calcext:value-type="string">
            <text:p>8:45-13:00 &amp; 13:15-17:00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office:value-type="string" calcext:value-type="string">
            <text:p>Met with JT re: his improvements to rendering in Graves project.</text:p>
          </table:table-cell>
          <table:table-cell/>
          <table:table-cell table:style-name="ce23" office:value-type="string" calcext:value-type="string">
            <text:p>Continued vetting and copy-editing MAPS1.xml; met with JJ briefly about how to handle early print surrogates in MAPS1.xml.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6-08-31" calcext:value-type="date">
            <text:p>2016-08-31</text:p>
          </table:table-cell>
          <table:table-cell table:style-name="ce12" office:value-type="string" calcext:value-type="string">
            <text:p>Sun</text:p>
          </table:table-cell>
          <table:table-cell table:style-name="ce18" office:value-type="string" calcext:value-type="string">
            <text:p>8:00-12:00</text:p>
          </table:table-cell>
          <table:table-cell table:style-name="ce12" office:value-type="float" office:value="4" calcext:value-type="float">
            <text:p>4</text:p>
          </table:table-cell>
          <table:table-cell table:style-name="ce22" table:number-columns-repeated="3"/>
          <table:table-cell table:style-name="ce27" office:value-type="string" calcext:value-type="string">
            <text:p>Continued vett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string" calcext:value-type="string">
            <text:p>2016-08—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AT</text:p>
          </table:table-cell>
          <table:table-cell table:formula="of:=SUM([.D51:.D64])/15" office:value-type="float" office:value="5.86666666666667" calcext:value-type="float">
            <text:p>5.8666666667</text:p>
          </table:table-cell>
          <table:table-cell table:number-columns-repeated="1020"/>
        </table:table-row>
        <table:table-row table:style-name="ro37">
          <table:table-cell table:style-name="ce5" office:value-type="date" office:date-value="2016-08-02" calcext:value-type="date">
            <text:p>2016-08-02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14:45, 14:58-15:08, 15:30-15:40, 15:50-16:05, 16:40-17:20, &amp; 17:35-17:5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; continued writing documentation for encoding personography entries for modern contributors.</text:p>
          </table:table-cell>
          <table:table-cell table:number-columns-repeated="1016"/>
        </table:table-row>
        <table:table-row table:style-name="ro38">
          <table:table-cell table:style-name="ce5" office:value-type="date" office:date-value="2016-08-04T15:21:58.162052" calcext:value-type="date">
            <text:p>2016-08-0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30" office:value-type="string" calcext:value-type="string">
            <text:p>Continued vetting and copy-editing MAPS1.xml; met with KT re: consultant duties in the fal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04T15:25:20.630708" calcext:value-type="date">
            <text:p>2016-08-04</text:p>
          </table:table-cell>
          <table:table-cell office:value-type="string" calcext:value-type="string">
            <text:p>Thurs</text:p>
          </table:table-cell>
          <table:table-cell table:style-name="ce17"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08T09:09:23.234227" calcext:value-type="date">
            <text:p>2016-08-08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2:00 &amp;12:30-16:3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Met with JT re: his improvements to JavaScript and CSS in Graves.</text:p>
          </table:table-cell>
          <table:table-cell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0T11:33:03.279391" calcext:value-type="date">
            <text:p>2016-08-1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4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; helped JJ move ISE and MoEML office into HCMC.</text:p>
          </table:table-cell>
          <table:table-cell table:number-columns-repeated="1016"/>
        </table:table-row>
        <table:table-row table:style-name="ro39">
          <table:table-cell table:style-name="ce5" office:value-type="date" office:date-value="2016-08-10T11:34:20.288826" calcext:value-type="date">
            <text:p>2016-08-10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00-16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0">
          <table:table-cell table:style-name="ce5" office:value-type="date" office:date-value="2016-08-10T11:35:00.319424" calcext:value-type="date">
            <text:p>2016-08-10</text:p>
          </table:table-cell>
          <table:table-cell office:value-type="string" calcext:value-type="string">
            <text:p>Wed</text:p>
          </table:table-cell>
          <table:table-cell table:style-name="ce17" office:value-type="string" calcext:value-type="string">
            <text:p>10:45-15:00 &amp; 15:15-17: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1T16:28:33.521464" calcext:value-type="date">
            <text:p>2016-08-11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13:00 &amp; 13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 table:number-rows-repeated="43">
          <table:table-cell table:number-columns-repeated="1024"/>
        </table:table-row>
        <table:table-row table:style-name="ro41" table:number-rows-repeated="1048459">
          <table:table-cell table:number-columns-repeated="1024"/>
        </table:table-row>
        <table:table-row table:style-name="ro4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1">
      <number:currency-symbol>$</number:currency-symbol>
      <number:text>- </number:text>
    </number:currency-style>
    <number:currency-style style:name="N11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-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 number:truncate-on-overflow="false">
      <number:hours/>
      <number:text>:</number:text>
      <number:minutes number:style="long"/>
      <number:text>:</number:text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00-00-00</text:date>, <text:time style:data-style-name="N2" text:time-value="16:24:53.858224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8-11T16:35:11.139785750</dc:date>
    <meta:editing-duration>P1DT5M26S</meta:editing-duration>
    <meta:editing-cycles>56</meta:editing-cycles>
    <meta:generator>LibreOffice/4.2.8.2$Linux_X86_64 LibreOffice_project/420m0$Build-2</meta:generator>
    <meta:document-statistic meta:table-count="1" meta:cell-count="386" meta:object-count="0"/>
    <meta:user-defined meta:name=""/>
  </office:meta>
</office:document-meta>
</file>